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16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50.6pt" style:use-optimal-column-width="true"/>
    </style:style>
    <style:style style:name="ACOL-2" style:family="table-column">
      <style:table-column-properties style:column-width="36.11pt" style:use-optimal-column-width="true"/>
    </style:style>
    <style:style style:name="ACOL-3" style:family="table-column">
      <style:table-column-properties style:column-width="30.25pt" style:use-optimal-column-width="true"/>
    </style:style>
    <style:style style:name="ACOL-4" style:family="table-column">
      <style:table-column-properties style:column-width="29.96pt" style:use-optimal-column-width="true"/>
    </style:style>
    <style:style style:name="ACOL-5" style:family="table-column">
      <style:table-column-properties style:column-width="29.59pt" style:use-optimal-column-width="true"/>
    </style:style>
    <style:style style:name="ACOL-6" style:family="table-column">
      <style:table-column-properties style:column-width="26.84pt" style:use-optimal-column-width="true"/>
    </style:style>
    <style:style style:name="ACOL-7" style:family="table-column">
      <style:table-column-properties style:column-width="64.01pt" style:use-optimal-column-width="true"/>
    </style:style>
    <style:style style:name="ACOL-8" style:family="table-column">
      <style:table-column-properties style:column-width="31.44pt" style:use-optimal-column-width="true"/>
    </style:style>
    <style:style style:name="ACOL-9" style:family="table-column">
      <style:table-column-properties style:column-width="27.75pt" style:use-optimal-column-width="true"/>
    </style:style>
    <style:style style:name="ACOL-10" style:family="table-column">
      <style:table-column-properties style:column-width="25.91pt" style:use-optimal-column-width="true"/>
    </style:style>
    <style:style style:name="ACOL-11" style:family="table-column">
      <style:table-column-properties style:column-width="28.06pt" style:use-optimal-column-width="true"/>
    </style:style>
    <style:style style:name="ACOL-12" style:family="table-column"/>
    <style:style style:name="AROW-1" style:family="table-row">
      <style:table-row-properties style:row-height="12.81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7" table:number-columns-repeated="5"/>
        <table:table-column table:style-name="ACOL-0" table:number-columns-repeated="112"/>
        <table:table-row table:style-name="AROW-1">
          <table:table-cell table:style-name="Gnumeric-default" office:value-type="string">
            <text:p>max power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string">
            <text:p>W</text:p>
          </table:table-cell>
          <table:table-cell table:number-columns-repeated="8" table:style-name="Gnumeric-default"/>
          <table:table-cell table:style-name="Gnumeric-default" office:value-type="string">
            <text:p>Rsense</text:p>
          </table:table-cell>
          <table:table-cell table:style-name="Gnumeric-default" table:formula="of:=0.14999999999999999/0.5" office:value-type="float" office:value="0.29999999999999999">
            <text:p>0.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string">
            <text:p>measurement resolution</text:p>
          </table:table-cell>
          <table:table-cell table:number-columns-repeated="10" table:style-name="Gnumeric-default"/>
          <table:table-cell table:style-name="Gnumeric-default" office:value-type="string">
            <text:p>Rdivider</text:p>
          </table:table-cell>
          <table:table-cell table:style-name="Gnumeric-default" table:formula="of:=[.M10]*[.M3]/([.M3]+[.M4])" office:value-type="float" office:value="1.0416666666666667">
            <text:p>1.04166667</text:p>
          </table:table-cell>
          <table:table-cell table:style-name="Gnumeric-default"/>
          <table:table-cell table:style-name="Gnumeric-default" office:value-type="string">
            <text:p>Rlim</text:p>
          </table:table-cell>
          <table:table-cell table:style-name="Gnumeric-default" office:value-type="float" office:value="120000">
            <text:p>120000</text:p>
          </table:table-cell>
          <table:table-cell table:number-columns-repeated="112" table:style-name="Gnumeric-default"/>
        </table:table-row>
        <table:table-row table:style-name="AROW-1">
          <table:table-cell table:style-name="Gnumeric-default" office:value-type="string">
            <text:p>ADC V</text:p>
          </table:table-cell>
          <table:table-cell table:style-name="Gnumeric-default" office:value-type="float" office:value="255">
            <text:p>255</text:p>
          </table:table-cell>
          <table:table-cell table:number-columns-repeated="9" table:style-name="Gnumeric-default"/>
          <table:table-cell table:style-name="Gnumeric-default" office:value-type="string">
            <text:p>R1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string">
            <text:p>Ilim</text:p>
          </table:table-cell>
          <table:table-cell table:style-name="Gnumeric-default" table:formula="of:=15000*4.75/(13750+[.P2])" office:value-type="float" office:value="0.53271028037383172">
            <text:p>0.53271028</text:p>
          </table:table-cell>
          <table:table-cell table:number-columns-repeated="112" table:style-name="Gnumeric-default"/>
        </table:table-row>
        <table:table-row table:style-name="AROW-1">
          <table:table-cell table:style-name="Gnumeric-default" office:value-type="string">
            <text:p>ADC A</text:p>
          </table:table-cell>
          <table:table-cell table:style-name="Gnumeric-default" office:value-type="float" office:value="255">
            <text:p>255</text:p>
          </table:table-cell>
          <table:table-cell table:number-columns-repeated="9" table:style-name="Gnumeric-default"/>
          <table:table-cell table:style-name="Gnumeric-default" office:value-type="string">
            <text:p>R2</text:p>
          </table:table-cell>
          <table:table-cell table:style-name="Gnumeric-default" office:value-type="float" office:value="47">
            <text:p>47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Gnumeric-default" office:value-type="string">
            <text:p>max voltage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string">
            <text:p>V</text:p>
          </table:table-cell>
          <table:table-cell table:style-name="Gnumeric-default" office:value-type="string">
            <text:p>dV</text:p>
          </table:table-cell>
          <table:table-cell table:style-name="ACE-4" table:formula="of:=[.B6]/[.B3]" office:value-type="float" office:value="0.18823529411764706">
            <text:p>0.188</text:p>
          </table:table-cell>
          <table:table-cell table:number-columns-repeated="6" table:style-name="Gnumeric-default"/>
          <table:table-cell table:style-name="Gnumeric-default" office:value-type="string">
            <text:p>Rsense divider</text:p>
          </table:table-cell>
          <table:table-cell table:style-name="Gnumeric-default" table:formula="of:=[.M10]*[.M7]/([.M7]+[.M8])" office:value-type="float" office:value="22.727272727272727">
            <text:p>22.727272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string">
            <text:p>max current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string">
            <text:p>A</text:p>
          </table:table-cell>
          <table:table-cell table:style-name="Gnumeric-default" office:value-type="string">
            <text:p>dI</text:p>
          </table:table-cell>
          <table:table-cell table:style-name="ACE-4" table:formula="of:=[.B7]/[.B4]" office:value-type="float" office:value="0.0058823529411764705">
            <text:p>0.006</text:p>
          </table:table-cell>
          <table:table-cell table:number-columns-repeated="6" table:style-name="Gnumeric-default"/>
          <table:table-cell table:style-name="Gnumeric-default" office:value-type="string">
            <text:p>R1</text:p>
          </table:table-cell>
          <table:table-cell table:style-name="Gnumeric-default" office:value-type="float" office:value="1">
            <text:p>1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1" table:style-name="Gnumeric-default"/>
          <table:table-cell table:style-name="Gnumeric-default" office:value-type="string">
            <text:p>R2</text:p>
          </table:table-cell>
          <table:table-cell table:style-name="Gnumeric-default" office:value-type="float" office:value="1.2">
            <text:p>1.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string">
            <text:p>max wire resistance</text:p>
          </table:table-cell>
          <table:table-cell table:style-name="Gnumeric-default" table:formula="of:=[.B6]^2/[.B1]" office:value-type="float" office:value="153.59999999999999">
            <text:p>153.6</text:p>
          </table:table-cell>
          <table:table-cell table:style-name="Gnumeric-default" office:value-type="string">
            <text:p>Ohm @ curr</text:p>
          </table:table-cell>
          <table:table-cell table:style-name="ACE-1" table:formula="of:=[.B1]/[.B6]" office:value-type="float" office:value="0.3125">
            <text:p>0.31</text:p>
          </table:table-cell>
          <table:table-cell table:style-name="Gnumeric-default" office:value-type="string">
            <text:p>A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min wire resistance</text:p>
          </table:table-cell>
          <table:table-cell table:style-name="ACE-1" office:value-type="float" office:value="60">
            <text:p>60.00</text:p>
          </table:table-cell>
          <table:table-cell table:style-name="Gnumeric-default" office:value-type="string">
            <text:p>Ohm @ curr</text:p>
          </table:table-cell>
          <table:table-cell table:style-name="ACE-1" table:formula="of:=[.B2]/[.B7]" office:value-type="float" office:value="0">
            <text:p>0.00</text:p>
          </table:table-cell>
          <table:table-cell table:style-name="Gnumeric-default" office:value-type="string">
            <text:p>A</text:p>
          </table:table-cell>
          <table:table-cell table:number-columns-repeated="6" table:style-name="Gnumeric-default"/>
          <table:table-cell table:style-name="Gnumeric-default" office:value-type="string">
            <text:p>Umax</text:p>
          </table:table-cell>
          <table:table-cell table:style-name="Gnumeric-default" office:value-type="float" office:value="50">
            <text:p>50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3" table:style-name="Gnumeric-default"/>
          <table:table-cell table:style-name="Gnumeric-default" office:value-type="string">
            <text:p>DAC calculation</text:p>
          </table:table-cell>
          <table:table-cell table:number-columns-repeated="114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P-deltaU</text:p>
          </table:table-cell>
          <table:table-cell table:number-columns-repeated="4" table:style-name="Gnumeric-default"/>
          <table:table-cell table:style-name="Gnumeric-default" office:value-type="string">
            <text:p>P-I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R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7.5">
            <text:p>7.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2.5">
            <text:p>12.5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7.5">
            <text:p>7.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2.5">
            <text:p>12.5</text:p>
          </table:table-cell>
          <table:table-cell table:style-name="Gnumeric-default" office:value-type="float" office:value="15">
            <text:p>1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60">
            <text:p>60</text:p>
          </table:table-cell>
          <table:table-cell table:style-name="ACE-2" table:formula="of:=SQRT([.B$13]*[.$A14])" office:value-type="float" office:value="17.320508075688775">
            <text:p>17.3</text:p>
          </table:table-cell>
          <table:table-cell table:style-name="ACE-2" table:formula="of:=SQRT([.C$13]*[.$A14])" office:value-type="float" office:value="21.213203435596427">
            <text:p>21.2</text:p>
          </table:table-cell>
          <table:table-cell table:style-name="ACE-2" table:formula="of:=SQRT([.D$13]*[.$A14])" office:value-type="float" office:value="24.494897427831781">
            <text:p>24.5</text:p>
          </table:table-cell>
          <table:table-cell table:style-name="ACE-2" table:formula="of:=SQRT([.E$13]*[.$A14])" office:value-type="float" office:value="27.386127875258307">
            <text:p>27.4</text:p>
          </table:table-cell>
          <table:table-cell table:style-name="ACE-2" table:formula="of:=SQRT([.F$13]*[.$A14])" office:value-type="float" office:value="30">
            <text:p>30.0</text:p>
          </table:table-cell>
          <table:table-cell table:style-name="ACE-1" table:formula="of:=[.G$13]/[.B14]" office:value-type="float" office:value="0.28867513459481287">
            <text:p>0.29</text:p>
          </table:table-cell>
          <table:table-cell table:style-name="ACE-1" table:formula="of:=[.H$13]/[.C14]" office:value-type="float" office:value="0.35355339059327373">
            <text:p>0.35</text:p>
          </table:table-cell>
          <table:table-cell table:style-name="ACE-1" table:formula="of:=[.I$13]/[.D14]" office:value-type="float" office:value="0.40824829046386302">
            <text:p>0.41</text:p>
          </table:table-cell>
          <table:table-cell table:style-name="ACE-1" table:formula="of:=[.J$13]/[.E14]" office:value-type="float" office:value="0.4564354645876384">
            <text:p>0.46</text:p>
          </table:table-cell>
          <table:table-cell table:style-name="ACE-1" table:formula="of:=[.K$13]/[.F14]" office:value-type="float" office:value="0.5">
            <text:p>0.50</text:p>
          </table:table-cell>
          <table:table-cell table:number-columns-repeated="2" table:style-name="Gnumeric-default"/>
          <table:table-cell table:style-name="Gnumeric-default" office:value-type="string">
            <text:p>Vref</text:p>
          </table:table-cell>
          <table:table-cell table:style-name="Gnumeric-default" office:value-type="float" office:value="1.25">
            <text:p>1.2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70">
            <text:p>70</text:p>
          </table:table-cell>
          <table:table-cell table:style-name="ACE-2" table:formula="of:=SQRT([.B$13]*[.$A15])" office:value-type="float" office:value="18.708286933869708">
            <text:p>18.7</text:p>
          </table:table-cell>
          <table:table-cell table:style-name="ACE-2" table:formula="of:=SQRT([.C$13]*[.$A15])" office:value-type="float" office:value="22.912878474779198">
            <text:p>22.9</text:p>
          </table:table-cell>
          <table:table-cell table:style-name="ACE-2" table:formula="of:=SQRT([.D$13]*[.$A15])" office:value-type="float" office:value="26.457513110645905">
            <text:p>26.5</text:p>
          </table:table-cell>
          <table:table-cell table:style-name="ACE-2" table:formula="of:=SQRT([.E$13]*[.$A15])" office:value-type="float" office:value="29.58039891549808">
            <text:p>29.6</text:p>
          </table:table-cell>
          <table:table-cell table:style-name="ACE-2" table:formula="of:=SQRT([.F$13]*[.$A15])" office:value-type="float" office:value="32.403703492039298">
            <text:p>32.4</text:p>
          </table:table-cell>
          <table:table-cell table:style-name="ACE-1" table:formula="of:=[.G$13]/[.B15]" office:value-type="float" office:value="0.2672612419124244">
            <text:p>0.27</text:p>
          </table:table-cell>
          <table:table-cell table:style-name="ACE-1" table:formula="of:=[.H$13]/[.C15]" office:value-type="float" office:value="0.3273268353539886">
            <text:p>0.33</text:p>
          </table:table-cell>
          <table:table-cell table:style-name="ACE-1" table:formula="of:=[.I$13]/[.D15]" office:value-type="float" office:value="0.37796447300922725">
            <text:p>0.38</text:p>
          </table:table-cell>
          <table:table-cell table:style-name="ACE-1" table:formula="of:=[.J$13]/[.E15]" office:value-type="float" office:value="0.42257712736425829">
            <text:p>0.42</text:p>
          </table:table-cell>
          <table:table-cell table:style-name="ACE-1" table:formula="of:=[.K$13]/[.F15]" office:value-type="float" office:value="0.46291004988627577">
            <text:p>0.46</text:p>
          </table:table-cell>
          <table:table-cell table:number-columns-repeated="2" table:style-name="Gnumeric-default"/>
          <table:table-cell table:style-name="Gnumeric-default" office:value-type="string">
            <text:p>R1</text:p>
          </table:table-cell>
          <table:table-cell table:style-name="Gnumeric-default" office:value-type="float" office:value="47000">
            <text:p>47000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80">
            <text:p>80</text:p>
          </table:table-cell>
          <table:table-cell table:style-name="ACE-2" table:formula="of:=SQRT([.B$13]*[.$A16])" office:value-type="float" office:value="20">
            <text:p>20.0</text:p>
          </table:table-cell>
          <table:table-cell table:style-name="ACE-2" table:formula="of:=SQRT([.C$13]*[.$A16])" office:value-type="float" office:value="24.494897427831781">
            <text:p>24.5</text:p>
          </table:table-cell>
          <table:table-cell table:style-name="ACE-2" table:formula="of:=SQRT([.D$13]*[.$A16])" office:value-type="float" office:value="28.284271247461902">
            <text:p>28.3</text:p>
          </table:table-cell>
          <table:table-cell table:style-name="ACE-2" table:formula="of:=SQRT([.E$13]*[.$A16])" office:value-type="float" office:value="31.622776601683793">
            <text:p>31.6</text:p>
          </table:table-cell>
          <table:table-cell table:style-name="ACE-2" table:formula="of:=SQRT([.F$13]*[.$A16])" office:value-type="float" office:value="34.641016151377549">
            <text:p>34.6</text:p>
          </table:table-cell>
          <table:table-cell table:style-name="ACE-1" table:formula="of:=[.G$13]/[.B16]" office:value-type="float" office:value="0.25">
            <text:p>0.25</text:p>
          </table:table-cell>
          <table:table-cell table:style-name="ACE-1" table:formula="of:=[.H$13]/[.C16]" office:value-type="float" office:value="0.30618621784789729">
            <text:p>0.31</text:p>
          </table:table-cell>
          <table:table-cell table:style-name="ACE-1" table:formula="of:=[.I$13]/[.D16]" office:value-type="float" office:value="0.35355339059327373">
            <text:p>0.35</text:p>
          </table:table-cell>
          <table:table-cell table:style-name="ACE-1" table:formula="of:=[.J$13]/[.E16]" office:value-type="float" office:value="0.39528470752104744">
            <text:p>0.40</text:p>
          </table:table-cell>
          <table:table-cell table:style-name="ACE-1" table:formula="of:=[.K$13]/[.F16]" office:value-type="float" office:value="0.4330127018922193">
            <text:p>0.43</text:p>
          </table:table-cell>
          <table:table-cell table:number-columns-repeated="2" table:style-name="Gnumeric-default"/>
          <table:table-cell table:style-name="Gnumeric-default" office:value-type="string">
            <text:p>R2</text:p>
          </table:table-cell>
          <table:table-cell table:style-name="Gnumeric-default" office:value-type="float" office:value="2000">
            <text:p>2000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90">
            <text:p>90</text:p>
          </table:table-cell>
          <table:table-cell table:style-name="ACE-2" table:formula="of:=SQRT([.B$13]*[.$A17])" office:value-type="float" office:value="21.213203435596427">
            <text:p>21.2</text:p>
          </table:table-cell>
          <table:table-cell table:style-name="ACE-2" table:formula="of:=SQRT([.C$13]*[.$A17])" office:value-type="float" office:value="25.98076211353316">
            <text:p>26.0</text:p>
          </table:table-cell>
          <table:table-cell table:style-name="ACE-2" table:formula="of:=SQRT([.D$13]*[.$A17])" office:value-type="float" office:value="30">
            <text:p>30.0</text:p>
          </table:table-cell>
          <table:table-cell table:style-name="ACE-2" table:formula="of:=SQRT([.E$13]*[.$A17])" office:value-type="float" office:value="33.541019662496844">
            <text:p>33.5</text:p>
          </table:table-cell>
          <table:table-cell table:style-name="ACE-2" table:formula="of:=SQRT([.F$13]*[.$A17])" office:value-type="float" office:value="36.742346141747674">
            <text:p>36.7</text:p>
          </table:table-cell>
          <table:table-cell table:style-name="ACE-1" table:formula="of:=[.G$13]/[.B17]" office:value-type="float" office:value="0.23570226039551584">
            <text:p>0.24</text:p>
          </table:table-cell>
          <table:table-cell table:style-name="ACE-1" table:formula="of:=[.H$13]/[.C17]" office:value-type="float" office:value="0.28867513459481287">
            <text:p>0.29</text:p>
          </table:table-cell>
          <table:table-cell table:style-name="ACE-1" table:formula="of:=[.I$13]/[.D17]" office:value-type="float" office:value="0.33333333333333331">
            <text:p>0.33</text:p>
          </table:table-cell>
          <table:table-cell table:style-name="ACE-1" table:formula="of:=[.J$13]/[.E17]" office:value-type="float" office:value="0.37267799624996495">
            <text:p>0.37</text:p>
          </table:table-cell>
          <table:table-cell table:style-name="ACE-1" table:formula="of:=[.K$13]/[.F17]" office:value-type="float" office:value="0.40824829046386296">
            <text:p>0.41</text:p>
          </table:table-cell>
          <table:table-cell table:number-columns-repeated="2" table:style-name="Gnumeric-default"/>
          <table:table-cell table:style-name="Gnumeric-default" office:value-type="string">
            <text:p>R3</text:p>
          </table:table-cell>
          <table:table-cell table:style-name="Gnumeric-default" office:value-type="float" office:value="3300">
            <text:p>3300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100">
            <text:p>100</text:p>
          </table:table-cell>
          <table:table-cell table:style-name="ACE-2" table:formula="of:=SQRT([.B$13]*[.$A18])" office:value-type="float" office:value="22.360679774997898">
            <text:p>22.4</text:p>
          </table:table-cell>
          <table:table-cell table:style-name="ACE-2" table:formula="of:=SQRT([.C$13]*[.$A18])" office:value-type="float" office:value="27.386127875258307">
            <text:p>27.4</text:p>
          </table:table-cell>
          <table:table-cell table:style-name="ACE-2" table:formula="of:=SQRT([.D$13]*[.$A18])" office:value-type="float" office:value="31.622776601683793">
            <text:p>31.6</text:p>
          </table:table-cell>
          <table:table-cell table:style-name="ACE-2" table:formula="of:=SQRT([.E$13]*[.$A18])" office:value-type="float" office:value="35.355339059327378">
            <text:p>35.4</text:p>
          </table:table-cell>
          <table:table-cell table:style-name="ACE-2" table:formula="of:=SQRT([.F$13]*[.$A18])" office:value-type="float" office:value="38.729833462074168">
            <text:p>38.7</text:p>
          </table:table-cell>
          <table:table-cell table:style-name="ACE-1" table:formula="of:=[.G$13]/[.B18]" office:value-type="float" office:value="0.22360679774997896">
            <text:p>0.22</text:p>
          </table:table-cell>
          <table:table-cell table:style-name="ACE-1" table:formula="of:=[.H$13]/[.C18]" office:value-type="float" office:value="0.27386127875258304">
            <text:p>0.27</text:p>
          </table:table-cell>
          <table:table-cell table:style-name="ACE-1" table:formula="of:=[.I$13]/[.D18]" office:value-type="float" office:value="0.31622776601683794">
            <text:p>0.32</text:p>
          </table:table-cell>
          <table:table-cell table:style-name="ACE-1" table:formula="of:=[.J$13]/[.E18]" office:value-type="float" office:value="0.35355339059327373">
            <text:p>0.35</text:p>
          </table:table-cell>
          <table:table-cell table:style-name="ACE-1" table:formula="of:=[.K$13]/[.F18]" office:value-type="float" office:value="0.3872983346207417">
            <text:p>0.39</text:p>
          </table:table-cell>
          <table:table-cell table:number-columns-repeated="2" table:style-name="Gnumeric-default"/>
          <table:table-cell table:style-name="Gnumeric-default" office:value-type="string">
            <text:p>Vdac</text:p>
          </table:table-cell>
          <table:table-cell table:style-name="Gnumeric-default" office:value-type="float" office:value="0.59999999999999998">
            <text:p>0.6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110">
            <text:p>110</text:p>
          </table:table-cell>
          <table:table-cell table:style-name="ACE-2" table:formula="of:=SQRT([.B$13]*[.$A19])" office:value-type="float" office:value="23.45207879911715">
            <text:p>23.5</text:p>
          </table:table-cell>
          <table:table-cell table:style-name="ACE-2" table:formula="of:=SQRT([.C$13]*[.$A19])" office:value-type="float" office:value="28.722813232690143">
            <text:p>28.7</text:p>
          </table:table-cell>
          <table:table-cell table:style-name="ACE-2" table:formula="of:=SQRT([.D$13]*[.$A19])" office:value-type="float" office:value="33.166247903554002">
            <text:p>33.2</text:p>
          </table:table-cell>
          <table:table-cell table:style-name="ACE-2" table:formula="of:=SQRT([.E$13]*[.$A19])" office:value-type="float" office:value="37.080992435478315">
            <text:p>37.1</text:p>
          </table:table-cell>
          <table:table-cell table:style-name="ACE-2" table:formula="of:=SQRT([.F$13]*[.$A19])" office:value-type="float" office:value="40.620192023179804">
            <text:p>40.6</text:p>
          </table:table-cell>
          <table:table-cell table:style-name="ACE-1" table:formula="of:=[.G$13]/[.B19]" office:value-type="float" office:value="0.21320071635561041">
            <text:p>0.21</text:p>
          </table:table-cell>
          <table:table-cell table:style-name="ACE-1" table:formula="of:=[.H$13]/[.C19]" office:value-type="float" office:value="0.26111648393354675">
            <text:p>0.26</text:p>
          </table:table-cell>
          <table:table-cell table:style-name="ACE-1" table:formula="of:=[.I$13]/[.D19]" office:value-type="float" office:value="0.30151134457776357">
            <text:p>0.30</text:p>
          </table:table-cell>
          <table:table-cell table:style-name="ACE-1" table:formula="of:=[.J$13]/[.E19]" office:value-type="float" office:value="0.33709993123162102">
            <text:p>0.34</text:p>
          </table:table-cell>
          <table:table-cell table:style-name="ACE-1" table:formula="of:=[.K$13]/[.F19]" office:value-type="float" office:value="0.3692744729379982">
            <text:p>0.37</text:p>
          </table:table-cell>
          <table:table-cell table:number-columns-repeated="2" table:style-name="Gnumeric-default"/>
          <table:table-cell table:style-name="Gnumeric-default" office:value-type="string">
            <text:p>Vout</text:p>
          </table:table-cell>
          <table:table-cell table:style-name="Gnumeric-default" table:formula="of:=[.O14]*(1+[.O15]/[.O16])+([.O14]-[.O18])*[.O15]/[.O17]" office:value-type="float" office:value="39.882575757575758">
            <text:p>39.882575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120">
            <text:p>120</text:p>
          </table:table-cell>
          <table:table-cell table:style-name="ACE-2" table:formula="of:=SQRT([.B$13]*[.$A20])" office:value-type="float" office:value="24.494897427831781">
            <text:p>24.5</text:p>
          </table:table-cell>
          <table:table-cell table:style-name="ACE-2" table:formula="of:=SQRT([.C$13]*[.$A20])" office:value-type="float" office:value="30">
            <text:p>30.0</text:p>
          </table:table-cell>
          <table:table-cell table:style-name="ACE-2" table:formula="of:=SQRT([.D$13]*[.$A20])" office:value-type="float" office:value="34.641016151377549">
            <text:p>34.6</text:p>
          </table:table-cell>
          <table:table-cell table:style-name="ACE-2" table:formula="of:=SQRT([.E$13]*[.$A20])" office:value-type="float" office:value="38.729833462074168">
            <text:p>38.7</text:p>
          </table:table-cell>
          <table:table-cell table:style-name="ACE-2" table:formula="of:=SQRT([.F$13]*[.$A20])" office:value-type="float" office:value="42.426406871192853">
            <text:p>42.4</text:p>
          </table:table-cell>
          <table:table-cell table:style-name="ACE-1" table:formula="of:=[.G$13]/[.B20]" office:value-type="float" office:value="0.20412414523193151">
            <text:p>0.20</text:p>
          </table:table-cell>
          <table:table-cell table:style-name="ACE-1" table:formula="of:=[.H$13]/[.C20]" office:value-type="float" office:value="0.25">
            <text:p>0.25</text:p>
          </table:table-cell>
          <table:table-cell table:style-name="ACE-1" table:formula="of:=[.I$13]/[.D20]" office:value-type="float" office:value="0.28867513459481287">
            <text:p>0.29</text:p>
          </table:table-cell>
          <table:table-cell table:style-name="ACE-1" table:formula="of:=[.J$13]/[.E20]" office:value-type="float" office:value="0.3227486121839514">
            <text:p>0.32</text:p>
          </table:table-cell>
          <table:table-cell table:style-name="ACE-1" table:formula="of:=[.K$13]/[.F20]" office:value-type="float" office:value="0.35355339059327373">
            <text:p>0.3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130">
            <text:p>130</text:p>
          </table:table-cell>
          <table:table-cell table:style-name="ACE-2" table:formula="of:=SQRT([.B$13]*[.$A21])" office:value-type="float" office:value="25.495097567963924">
            <text:p>25.5</text:p>
          </table:table-cell>
          <table:table-cell table:style-name="ACE-2" table:formula="of:=SQRT([.C$13]*[.$A21])" office:value-type="float" office:value="31.22498999199199">
            <text:p>31.2</text:p>
          </table:table-cell>
          <table:table-cell table:style-name="ACE-2" table:formula="of:=SQRT([.D$13]*[.$A21])" office:value-type="float" office:value="36.055512754639892">
            <text:p>36.1</text:p>
          </table:table-cell>
          <table:table-cell table:style-name="ACE-2" table:formula="of:=SQRT([.E$13]*[.$A21])" office:value-type="float" office:value="40.311288741492746">
            <text:p>40.3</text:p>
          </table:table-cell>
          <table:table-cell table:style-name="ACE-2" table:formula="of:=SQRT([.F$13]*[.$A21])" office:value-type="float" office:value="44.158804331639232">
            <text:p>44.2</text:p>
          </table:table-cell>
          <table:table-cell table:style-name="ACE-1" table:formula="of:=[.G$13]/[.B21]" office:value-type="float" office:value="0.19611613513818404">
            <text:p>0.20</text:p>
          </table:table-cell>
          <table:table-cell table:style-name="ACE-1" table:formula="of:=[.H$13]/[.C21]" office:value-type="float" office:value="0.24019223070763071">
            <text:p>0.24</text:p>
          </table:table-cell>
          <table:table-cell table:style-name="ACE-1" table:formula="of:=[.I$13]/[.D21]" office:value-type="float" office:value="0.27735009811261457">
            <text:p>0.28</text:p>
          </table:table-cell>
          <table:table-cell table:style-name="ACE-1" table:formula="of:=[.J$13]/[.E21]" office:value-type="float" office:value="0.31008683647302115">
            <text:p>0.31</text:p>
          </table:table-cell>
          <table:table-cell table:style-name="ACE-1" table:formula="of:=[.K$13]/[.F21]" office:value-type="float" office:value="0.33968311024337877">
            <text:p>0.3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140">
            <text:p>140</text:p>
          </table:table-cell>
          <table:table-cell table:style-name="ACE-2" table:formula="of:=SQRT([.B$13]*[.$A22])" office:value-type="float" office:value="26.457513110645905">
            <text:p>26.5</text:p>
          </table:table-cell>
          <table:table-cell table:style-name="ACE-2" table:formula="of:=SQRT([.C$13]*[.$A22])" office:value-type="float" office:value="32.403703492039298">
            <text:p>32.4</text:p>
          </table:table-cell>
          <table:table-cell table:style-name="ACE-2" table:formula="of:=SQRT([.D$13]*[.$A22])" office:value-type="float" office:value="37.416573867739416">
            <text:p>37.4</text:p>
          </table:table-cell>
          <table:table-cell table:style-name="ACE-2" table:formula="of:=SQRT([.E$13]*[.$A22])" office:value-type="float" office:value="41.83300132670378">
            <text:p>41.8</text:p>
          </table:table-cell>
          <table:table-cell table:style-name="ACE-2" table:formula="of:=SQRT([.F$13]*[.$A22])" office:value-type="float" office:value="45.825756949558397">
            <text:p>45.8</text:p>
          </table:table-cell>
          <table:table-cell table:style-name="ACE-1" table:formula="of:=[.G$13]/[.B22]" office:value-type="float" office:value="0.18898223650461363">
            <text:p>0.19</text:p>
          </table:table-cell>
          <table:table-cell table:style-name="ACE-1" table:formula="of:=[.H$13]/[.C22]" office:value-type="float" office:value="0.23145502494313788">
            <text:p>0.23</text:p>
          </table:table-cell>
          <table:table-cell table:style-name="ACE-1" table:formula="of:=[.I$13]/[.D22]" office:value-type="float" office:value="0.2672612419124244">
            <text:p>0.27</text:p>
          </table:table-cell>
          <table:table-cell table:style-name="ACE-1" table:formula="of:=[.J$13]/[.E22]" office:value-type="float" office:value="0.29880715233359839">
            <text:p>0.30</text:p>
          </table:table-cell>
          <table:table-cell table:style-name="ACE-1" table:formula="of:=[.K$13]/[.F22]" office:value-type="float" office:value="0.3273268353539886">
            <text:p>0.3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150">
            <text:p>150</text:p>
          </table:table-cell>
          <table:table-cell table:style-name="ACE-2" table:formula="of:=SQRT([.B$13]*[.$A23])" office:value-type="float" office:value="27.386127875258307">
            <text:p>27.4</text:p>
          </table:table-cell>
          <table:table-cell table:style-name="ACE-2" table:formula="of:=SQRT([.C$13]*[.$A23])" office:value-type="float" office:value="33.541019662496844">
            <text:p>33.5</text:p>
          </table:table-cell>
          <table:table-cell table:style-name="ACE-2" table:formula="of:=SQRT([.D$13]*[.$A23])" office:value-type="float" office:value="38.729833462074168">
            <text:p>38.7</text:p>
          </table:table-cell>
          <table:table-cell table:style-name="ACE-2" table:formula="of:=SQRT([.E$13]*[.$A23])" office:value-type="float" office:value="43.301270189221931">
            <text:p>43.3</text:p>
          </table:table-cell>
          <table:table-cell table:style-name="ACE-2" table:formula="of:=SQRT([.F$13]*[.$A23])" office:value-type="float" office:value="47.434164902525687">
            <text:p>47.4</text:p>
          </table:table-cell>
          <table:table-cell table:style-name="ACE-1" table:formula="of:=[.G$13]/[.B23]" office:value-type="float" office:value="0.18257418583505536">
            <text:p>0.18</text:p>
          </table:table-cell>
          <table:table-cell table:style-name="ACE-1" table:formula="of:=[.H$13]/[.C23]" office:value-type="float" office:value="0.22360679774997899">
            <text:p>0.22</text:p>
          </table:table-cell>
          <table:table-cell table:style-name="ACE-1" table:formula="of:=[.I$13]/[.D23]" office:value-type="float" office:value="0.25819888974716115">
            <text:p>0.26</text:p>
          </table:table-cell>
          <table:table-cell table:style-name="ACE-1" table:formula="of:=[.J$13]/[.E23]" office:value-type="float" office:value="0.28867513459481287">
            <text:p>0.29</text:p>
          </table:table-cell>
          <table:table-cell table:style-name="ACE-1" table:formula="of:=[.K$13]/[.F23]" office:value-type="float" office:value="0.31622776601683794">
            <text:p>0.3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deltaP T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R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7.5">
            <text:p>7.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2.5">
            <text:p>12.5</text:p>
          </table:table-cell>
          <table:table-cell table:style-name="Gnumeric-default" office:value-type="float" office:value="15">
            <text:p>15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60">
            <text:p>60</text:p>
          </table:table-cell>
          <table:table-cell table:style-name="ACE-3" table:formula="of:=([.$B$6]-[.B14])*[.G14]" office:value-type="float" office:value="8.8564064605510175">
            <text:p>8.8564</text:p>
          </table:table-cell>
          <table:table-cell table:style-name="ACE-3" table:formula="of:=([.$B$6]-[.C14])*[.H14]" office:value-type="float" office:value="9.4705627484771391">
            <text:p>9.471</text:p>
          </table:table-cell>
          <table:table-cell table:style-name="ACE-3" table:formula="of:=([.$B$6]-[.D14])*[.I14]" office:value-type="float" office:value="9.5959179422654248">
            <text:p>9.596</text:p>
          </table:table-cell>
          <table:table-cell table:style-name="ACE-3" table:formula="of:=([.$B$6]-[.E14])*[.J14]" office:value-type="float" office:value="9.408902300206643">
            <text:p>9.409</text:p>
          </table:table-cell>
          <table:table-cell table:style-name="ACE-3" table:formula="of:=([.$B$6]-[.F14])*[.K14]" office:value-type="float" office:value="9">
            <text:p>9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70">
            <text:p>70</text:p>
          </table:table-cell>
          <table:table-cell table:style-name="ACE-3" table:formula="of:=([.$B$6]-[.B15])*[.G15]" office:value-type="float" office:value="7.8285396117963701">
            <text:p>7.8285</text:p>
          </table:table-cell>
          <table:table-cell table:style-name="ACE-3" table:formula="of:=([.$B$6]-[.C15])*[.H15]" office:value-type="float" office:value="8.2116880969914519">
            <text:p>8.212</text:p>
          </table:table-cell>
          <table:table-cell table:style-name="ACE-3" table:formula="of:=([.$B$6]-[.D15])*[.I15]" office:value-type="float" office:value="8.1422947044429073">
            <text:p>8.142</text:p>
          </table:table-cell>
          <table:table-cell table:style-name="ACE-3" table:formula="of:=([.$B$6]-[.E15])*[.J15]" office:value-type="float" office:value="7.7837021134843978">
            <text:p>7.784</text:p>
          </table:table-cell>
          <table:table-cell table:style-name="ACE-3" table:formula="of:=([.$B$6]-[.F15])*[.K15]" office:value-type="float" office:value="7.2196823945412367">
            <text:p>7.22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80">
            <text:p>80</text:p>
          </table:table-cell>
          <table:table-cell table:style-name="ACE-3" table:formula="of:=([.$B$6]-[.B16])*[.G16]" office:value-type="float" office:value="7">
            <text:p>7</text:p>
          </table:table-cell>
          <table:table-cell table:style-name="ACE-3" table:formula="of:=([.$B$6]-[.C16])*[.H16]" office:value-type="float" office:value="7.1969384566990691">
            <text:p>7.197</text:p>
          </table:table-cell>
          <table:table-cell table:style-name="ACE-3" table:formula="of:=([.$B$6]-[.D16])*[.I16]" office:value-type="float" office:value="6.97056274847714">
            <text:p>6.971</text:p>
          </table:table-cell>
          <table:table-cell table:style-name="ACE-3" table:formula="of:=([.$B$6]-[.E16])*[.J16]" office:value-type="float" office:value="6.4736659610102762">
            <text:p>6.474</text:p>
          </table:table-cell>
          <table:table-cell table:style-name="ACE-3" table:formula="of:=([.$B$6]-[.F16])*[.K16]" office:value-type="float" office:value="5.7846096908265254">
            <text:p>5.78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90">
            <text:p>90</text:p>
          </table:table-cell>
          <table:table-cell table:style-name="ACE-3" table:formula="of:=([.$B$6]-[.B17])*[.G17]" office:value-type="float" office:value="6.3137084989847603">
            <text:p>6.3137</text:p>
          </table:table-cell>
          <table:table-cell table:style-name="ACE-3" table:formula="of:=([.$B$6]-[.C17])*[.H17]" office:value-type="float" office:value="6.3564064605510175">
            <text:p>6.356</text:p>
          </table:table-cell>
          <table:table-cell table:style-name="ACE-3" table:formula="of:=([.$B$6]-[.D17])*[.I17]" office:value-type="float" office:value="6">
            <text:p>6</text:p>
          </table:table-cell>
          <table:table-cell table:style-name="ACE-3" table:formula="of:=([.$B$6]-[.E17])*[.J17]" office:value-type="float" office:value="5.3885438199983184">
            <text:p>5.389</text:p>
          </table:table-cell>
          <table:table-cell table:style-name="ACE-3" table:formula="of:=([.$B$6]-[.F17])*[.K17]" office:value-type="float" office:value="4.5959179422654231">
            <text:p>4.6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00">
            <text:p>100</text:p>
          </table:table-cell>
          <table:table-cell table:style-name="ACE-3" table:formula="of:=([.$B$6]-[.B18])*[.G18]" office:value-type="float" office:value="5.7331262919989898">
            <text:p>5.7331</text:p>
          </table:table-cell>
          <table:table-cell table:style-name="ACE-3" table:formula="of:=([.$B$6]-[.C18])*[.H18]" office:value-type="float" office:value="5.6453413801239858">
            <text:p>5.645</text:p>
          </table:table-cell>
          <table:table-cell table:style-name="ACE-3" table:formula="of:=([.$B$6]-[.D18])*[.I18]" office:value-type="float" office:value="5.1789327688082212">
            <text:p>5.179</text:p>
          </table:table-cell>
          <table:table-cell table:style-name="ACE-3" table:formula="of:=([.$B$6]-[.E18])*[.J18]" office:value-type="float" office:value="4.47056274847714">
            <text:p>4.471</text:p>
          </table:table-cell>
          <table:table-cell table:style-name="ACE-3" table:formula="of:=([.$B$6]-[.F18])*[.K18]" office:value-type="float" office:value="3.5903200617956013">
            <text:p>3.59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0">
            <text:p>110</text:p>
          </table:table-cell>
          <table:table-cell table:style-name="ACE-3" table:formula="of:=([.$B$6]-[.B19])*[.G19]" office:value-type="float" office:value="5.2336343850693003">
            <text:p>5.2336</text:p>
          </table:table-cell>
          <table:table-cell table:style-name="ACE-3" table:formula="of:=([.$B$6]-[.C19])*[.H19]" office:value-type="float" office:value="5.033591228810244">
            <text:p>5.034</text:p>
          </table:table-cell>
          <table:table-cell table:style-name="ACE-3" table:formula="of:=([.$B$6]-[.D19])*[.I19]" office:value-type="float" office:value="4.4725445397326524">
            <text:p>4.473</text:p>
          </table:table-cell>
          <table:table-cell table:style-name="ACE-3" table:formula="of:=([.$B$6]-[.E19])*[.J19]" office:value-type="float" office:value="3.6807966991178098">
            <text:p>3.681</text:p>
          </table:table-cell>
          <table:table-cell table:style-name="ACE-3" table:formula="of:=([.$B$6]-[.F19])*[.K19]" office:value-type="float" office:value="2.7251747010239127">
            <text:p>2.73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20">
            <text:p>120</text:p>
          </table:table-cell>
          <table:table-cell table:style-name="ACE-3" table:formula="of:=([.$B$6]-[.B20])*[.G20]" office:value-type="float" office:value="4.7979589711327124">
            <text:p>4.798</text:p>
          </table:table-cell>
          <table:table-cell table:style-name="ACE-3" table:formula="of:=([.$B$6]-[.C20])*[.H20]" office:value-type="float" office:value="4.5">
            <text:p>4.5</text:p>
          </table:table-cell>
          <table:table-cell table:style-name="ACE-3" table:formula="of:=([.$B$6]-[.D20])*[.I20]" office:value-type="float" office:value="3.8564064605510171">
            <text:p>3.856</text:p>
          </table:table-cell>
          <table:table-cell table:style-name="ACE-3" table:formula="of:=([.$B$6]-[.E20])*[.J20]" office:value-type="float" office:value="2.9919333848296676">
            <text:p>2.992</text:p>
          </table:table-cell>
          <table:table-cell table:style-name="ACE-3" table:formula="of:=([.$B$6]-[.F20])*[.K20]" office:value-type="float" office:value="1.9705627484771397">
            <text:p>1.97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30">
            <text:p>130</text:p>
          </table:table-cell>
          <table:table-cell table:style-name="ACE-3" table:formula="of:=([.$B$6]-[.B21])*[.G21]" office:value-type="float" office:value="4.4135744866328341">
            <text:p>4.4136</text:p>
          </table:table-cell>
          <table:table-cell table:style-name="ACE-3" table:formula="of:=([.$B$6]-[.C21])*[.H21]" office:value-type="float" office:value="4.0292270739662737">
            <text:p>4.029</text:p>
          </table:table-cell>
          <table:table-cell table:style-name="ACE-3" table:formula="of:=([.$B$6]-[.D21])*[.I21]" office:value-type="float" office:value="3.3128047094054991">
            <text:p>3.313</text:p>
          </table:table-cell>
          <table:table-cell table:style-name="ACE-3" table:formula="of:=([.$B$6]-[.E21])*[.J21]" office:value-type="float" office:value="2.3841681507050159">
            <text:p>2.384</text:p>
          </table:table-cell>
          <table:table-cell table:style-name="ACE-3" table:formula="of:=([.$B$6]-[.F21])*[.K21]" office:value-type="float" office:value="1.3047892916821799">
            <text:p>1.3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40">
            <text:p>140</text:p>
          </table:table-cell>
          <table:table-cell table:style-name="ACE-3" table:formula="of:=([.$B$6]-[.B22])*[.G22]" office:value-type="float" office:value="4.0711473522214536">
            <text:p>4.0711</text:p>
          </table:table-cell>
          <table:table-cell table:style-name="ACE-3" table:formula="of:=([.$B$6]-[.C22])*[.H22]" office:value-type="float" office:value="3.6098411972706184">
            <text:p>3.61</text:p>
          </table:table-cell>
          <table:table-cell table:style-name="ACE-3" table:formula="of:=([.$B$6]-[.D22])*[.I22]" office:value-type="float" office:value="2.8285396117963701">
            <text:p>2.829</text:p>
          </table:table-cell>
          <table:table-cell table:style-name="ACE-3" table:formula="of:=([.$B$6]-[.E22])*[.J22]" office:value-type="float" office:value="1.8427433120127228">
            <text:p>1.843</text:p>
          </table:table-cell>
          <table:table-cell table:style-name="ACE-3" table:formula="of:=([.$B$6]-[.F22])*[.K22]" office:value-type="float" office:value="0.71168809699145263">
            <text:p>0.71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50">
            <text:p>150</text:p>
          </table:table-cell>
          <table:table-cell table:style-name="ACE-3" table:formula="of:=([.$B$6]-[.B23])*[.G23]" office:value-type="float" office:value="3.7635609200826572">
            <text:p>3.7636</text:p>
          </table:table-cell>
          <table:table-cell table:style-name="ACE-3" table:formula="of:=([.$B$6]-[.C23])*[.H23]" office:value-type="float" office:value="3.2331262919989912">
            <text:p>3.233</text:p>
          </table:table-cell>
          <table:table-cell table:style-name="ACE-3" table:formula="of:=([.$B$6]-[.D23])*[.I23]" office:value-type="float" office:value="2.3935467078637345">
            <text:p>2.394</text:p>
          </table:table-cell>
          <table:table-cell table:style-name="ACE-3" table:formula="of:=([.$B$6]-[.E23])*[.J23]" office:value-type="float" office:value="1.3564064605510187">
            <text:p>1.356</text:p>
          </table:table-cell>
          <table:table-cell table:style-name="ACE-3" table:formula="of:=([.$B$6]-[.F23])*[.K23]" office:value-type="float" office:value="0.17893276880822173">
            <text:p>0.18</text:p>
          </table:table-cell>
          <table:table-cell table:number-columns-repeated="122" table:style-name="Gnumeric-default"/>
        </table:table-row>
        <table:table-row table:style-name="AROW-0" table:number-rows-repeated="93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13" gnm:cursor-row="11">
          <gnm:selection gnm:start-col="13" gnm:start-row="11" gnm:end-col="13" gnm:end-row="1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1" number:grouping="false" number:min-integer-digits="1"/>
    </number:number-style>
    <number:number-style style:name="ND-2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10-11T15:08:32Z</dc:date>
    <meta:creation-date>2016-09-13T16:53:30Z</meta:creation-date>
    <meta:editing-cycles>8</meta:editing-cycles>
    <meta:editing-duration>PT1H30M</meta:editing-duration>
    <meta:generator>gnumeric/1.12.28</meta:generator>
  </office:meta>
</office:document-meta>
</file>